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frac>
            <msup>
              <mtext>d</mtext>
              <mn>2</mn>
            </msup>
            <mrow>
              <mtext>d</mtext>
              <msup>
                <mi>z</mi>
                <mn>2</mn>
              </msup>
            </mrow>
          </mfrac>
          <mrow>
            <mi/>
            <mo stretchy="false">+</mo>
            <mi/>
          </mrow>
          <mfrac>
            <mn>2</mn>
            <mi>z</mi>
          </mfrac>
          <mi/>
          <mfrac>
            <mtext>d</mtext>
            <mrow>
              <mtext>d</mtext>
              <mi>z</mi>
            </mrow>
          </mfrac>
          <mrow>
            <mi/>
            <mo stretchy="false">−</mo>
            <mi/>
          </mrow>
          <mfrac>
            <mrow>
              <mi>l</mi>
              <mi/>
              <mrow>
                <mo stretchy="false">(</mo>
                <mrow>
                  <mi>l</mi>
                  <mrow>
                    <mi/>
                    <mo stretchy="false">+</mo>
                    <mi/>
                  </mrow>
                  <mn>1</mn>
                </mrow>
                <mo stretchy="false">)</mo>
              </mrow>
            </mrow>
            <mrow>
              <msup>
                <mi>z</mi>
                <mn>2</mn>
              </msup>
            </mrow>
          </mfrac>
          <mrow>
            <mi/>
            <mo stretchy="false">+</mo>
            <mi/>
          </mrow>
          <mn>1</mn>
        </mrow>
      </mfenced>
      <mi/>
      <mi>R</mi>
      <mrow>
        <mo stretchy="false">(</mo>
        <mrow>
          <mi>z</mi>
        </mrow>
        <mo stretchy="false">)</mo>
      </mrow>
      <mrow>
        <mi/>
        <mo stretchy="false">=</mo>
        <mi/>
      </mrow>
      <mn>0</mn>
    </mrow>
    <annotation encoding="StarMath 5.0">alignc 
left [ 
 "d" ^2 over {"d" z ^2} ~+~ 2 over z ` "d" over {"d" z} 
 ~-~ {l ` (l ~+~ 1)} over {z ^2} 
 ~+~ 1
right ] 
 ` 
R (z)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01:49.535000000</meta:creation-date>
    <meta:generator>LibreOffice/4.1.4.2$Windows_x86 LibreOffice_project/0a0440ccc0227ad9829de5f46be37cfb6edcf72</meta:generator>
  </office:meta>
</office:document-meta>
</file>